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4"/>
    <style:style style:name="P8" style:family="paragraph" style:parent-style-name="List_20_Paragraph" style:list-style-name="L1">
      <style:paragraph-properties fo:margin-left="0cm" fo:margin-right="0cm" fo:text-indent="0cm" style:auto-text-indent="false"/>
    </style:style>
    <style:style style:name="P9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&amp;D Assessment-Process</text:p>
      <text:p text:style-name="P1"><text:bookmark text:name="Bookmark"/></text:p>
      <text:p text:style-name="P2">Sitzungsprotokoll vom 06.12.2019 <text:tab/><text:tab/><text:tab/><text:tab/><text:tab/></text:p>
      <text:p text:style-name="Standard"/>
      <text:p text:style-name="Standard"><text:span text:style-name="T1">Teilnehmer:</text:span> Elina Huck, Sören Benjes, Tom Weitze, Ron Kagelmann </text:p>
      <text:p text:style-name="Standard"><text:span text:style-name="T1">Scrum-Master:</text:span> Elina Huck</text:p>
      <text:p text:style-name="Standard"><text:span text:style-name="T1">Ansprechpartner:</text:span> Lena Hoffmann, Markus Sydekum<text:tab/></text:p>
      <text:p text:style-name="Standard"/>
      <text:p text:style-name="P3">Themen:</text:p>
      <text:list xml:id="list147858912757928921" text:style-name="WWNum1">
        <text:list-item>
          <text:p text:style-name="P6">Treffen mit den Auszubildenden um Datenbankumsetzung zu besprechen</text:p>
        </text:list-item>
        <text:list-item>
          <text:p text:style-name="P6">HTML-Reiter <text:s/>Fragen sollen auf einzelnen Seiten erscheinen</text:p>
        </text:list-item>
        <text:list-item>
          <text:p text:style-name="P6">Burndown-Diagramm erstellen/ bearbeiten </text:p>
        </text:list-item>
        <text:list-item>
          <text:p text:style-name="P6">etwa 30 Fragen in einem Test</text:p>
        </text:list-item>
        <text:list-item>
          <text:p text:style-name="P6">Anzahl Fragen/ Kategorien konfigurierbar </text:p>
        </text:list-item>
        <text:list-item>
          <text:p text:style-name="P6"><text:s/>Zeitcountdown </text:p>
        </text:list-item>
        <text:list-item>
          <text:p text:style-name="P6">Beyond-Scrum <text:s text:c="2"/></text:p>
        </text:list-item>
        <text:list-item>
          <text:p text:style-name="P6">Meilenstein-Plan </text:p>
        </text:list-item>
        <text:list-item>
          <text:p text:style-name="P6">Aufgabenverteilung:</text:p>
          <text:list>
            <text:list-item>
              <text:p text:style-name="P6">Sören: Projektdokumentation schreiben / Info HTML-Reiter</text:p>
            </text:list-item>
            <text:list-item>
              <text:p text:style-name="P6">Ron: Projektdokumentation schreiben / Info HTML-Reiter</text:p>
            </text:list-item>
            <text:list-item>
              <text:p text:style-name="P6">Elina: Meilenstein-Plan / Beyond-Scrum / Info HTML-Reiter</text:p>
            </text:list-item>
            <text:list-item>
              <text:p text:style-name="P6">Tom: Systemdokumentation / Timer-Funktion / Info HTML-Reiter </text:p>
            </text:list-item>
          </text:list>
        </text:list-item>
      </text:list>
      <text:p text:style-name="No_20_Spacing"/>
      <text:p text:style-name="P4">Ziele:</text:p>
      <text:list xml:id="list3676268584193503496" text:style-name="L1">
        <text:list-header>
          <text:p text:style-name="P8"/>
        </text:list-header>
      </text:list>
      <text:list xml:id="list292546055261484145" text:style-name="WWNum4">
        <text:list-item>
          <text:p text:style-name="P7">Projektdokumentation fortsetzen</text:p>
        </text:list-item>
        <text:list-item>
          <text:p text:style-name="P7">Systemdokumentation fortsetzen</text:p>
        </text:list-item>
        <text:list-item>
          <text:p text:style-name="P7">Programmierung: Fragen auf einzelne Seiten verteilen</text:p>
        </text:list-item>
        <text:list-item>
          <text:p text:style-name="P7">Burndown-Diagramm</text:p>
        </text:list-item>
      </text:list>
      <text:p text:style-name="Standard"/>
      <text:p text:style-name="P4">Nächstes Treffen: 13.12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8</meta:editing-cycles>
    <meta:creation-date>2019-10-11T08:17:00</meta:creation-date>
    <dc:date>2019-12-06T10:37:42.75</dc:date>
    <meta:editing-duration>PT3H48M31S</meta:editing-duration>
    <meta:generator>OpenOffice/4.1.7$Win32 OpenOffice.org_project/417m1$Build-9800</meta:generator>
    <meta:document-statistic meta:table-count="0" meta:image-count="0" meta:object-count="0" meta:page-count="1" meta:paragraph-count="25" meta:word-count="113" meta:character-count="9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